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subtitle">
      <style:graphic-properties draw:fill-color="#ffffff" draw:auto-grow-height="true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margin-top="0.211cm" fo:margin-bottom="0.035cm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5" style:family="paragraph">
      <style:paragraph-properties fo:margin-left="5.715cm" fo:margin-right="0cm" fo:margin-top="0.176cm" fo:margin-bottom="0.035cm" fo:text-indent="-0.635cm"/>
    </style:style>
    <style:style style:name="P6" style:family="paragraph">
      <style:paragraph-properties fo:margin-left="0cm" fo:margin-right="0cm" fo:margin-top="0.211cm" fo:margin-bottom="0cm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margin-left="0.952cm" fo:margin-right="0cm" fo:margin-top="0.246cm" fo:margin-bottom="0cm" fo:line-height="90%" fo:text-indent="-0.952cm"/>
    </style:style>
    <style:style style:name="P9" style:family="paragraph">
      <style:paragraph-properties fo:margin-left="0cm" fo:margin-right="0cm" fo:margin-top="0.176cm" fo:margin-bottom="0cm" fo:line-height="90%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10" style:family="paragraph">
      <style:paragraph-properties fo:margin-left="0cm" fo:margin-right="0cm" fo:margin-top="0.176cm" fo:margin-bottom="0cm" fo:line-height="90%" fo:text-indent="0cm"/>
    </style:style>
    <style:style style:name="P11" style:family="paragraph">
      <style:paragraph-properties fo:margin-left="0cm" fo:margin-right="0cm" fo:text-indent="0cm"/>
      <style:text-properties fo:font-size="40pt"/>
    </style:style>
    <style:style style:name="P12" style:family="paragraph">
      <style:paragraph-properties style:writing-mode="lr-tb" style:font-independent-line-spacing="true"/>
      <style:text-properties fo:font-size="40pt"/>
    </style:style>
    <style:style style:name="P13" style:family="paragraph">
      <style:paragraph-properties fo:margin-left="0cm" fo:margin-right="0cm" fo:margin-top="0.211cm" fo:margin-bottom="0cm" fo:line-height="90%" fo:text-align="start" fo:text-indent="0cm"/>
    </style:style>
    <style:style style:name="P14" style:family="paragraph">
      <style:paragraph-properties fo:margin-left="0cm" fo:margin-right="0cm" fo:margin-top="0.211cm" fo:margin-bottom="0cm" fo:text-align="start" fo:text-indent="0cm"/>
    </style:style>
    <style:style style:name="P15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16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7" style:family="paragraph">
      <style:paragraph-properties fo:margin-left="0cm" fo:margin-right="0cm" fo:margin-top="0.211cm" fo:margin-bottom="0cm" fo:text-align="start" fo:text-indent="0cm"/>
      <style:text-properties fo:font-size="22pt" style:font-size-asian="22pt" style:font-size-complex="22pt"/>
    </style:style>
    <style:style style:name="P18" style:family="paragraph">
      <style:paragraph-properties fo:margin-left="0cm" fo:margin-right="0cm" fo:margin-top="0.246cm" fo:margin-bottom="0cm" fo:line-height="90%" fo:text-align="start" fo:text-indent="0cm"/>
      <style:text-properties fo:font-size="22pt" style:font-size-asian="22pt" style:font-size-complex="22pt"/>
    </style:style>
    <style:style style:name="T1" style:family="text">
      <style:text-properties fo:color="#000000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color="#ff0000" fo:language="en" fo:country="US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font-size="20pt" fo:language="en" fo:country="US" style:font-name-asian="Times" style:font-size-asian="20pt" style:font-name-complex="Times" style:font-size-complex="20pt"/>
    </style:style>
    <style:style style:name="T8" style:family="text">
      <style:text-properties fo:font-size="20pt" fo:language="en" fo:country="US" style:font-size-asian="20pt" style:font-size-complex="20pt"/>
    </style:style>
    <style:style style:name="T9" style:family="text">
      <style:text-properties fo:font-size="40pt"/>
    </style:style>
    <style:style style:name="T10" style:family="text">
      <style:text-properties fo:color="#000000" fo:font-size="24pt" fo:language="en" fo:country="US" style:font-size-asian="24pt" style:font-size-complex="2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000000" fo:font-size="22pt" style:font-size-asian="22pt" style:font-size-complex="22pt"/>
    </style:style>
    <style:style style:name="T13" style:family="text">
      <style:text-properties fo:color="#000000" fo:font-size="22pt" fo:language="en" fo:country="US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number text:level="5" style:num-format="">
        <style:list-level-properties/>
        <style:text-properties fo:color="#000000" fo:font-size="100%"/>
      </text:list-level-style-number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ff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Times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OLPC FINAL PROJECTS" draw:style-name="dp1" draw:master-page-name="Default" presentation:presentation-page-layout-name="AL1T0">
        <draw:frame presentation:style-name="pr1" draw:text-style-name="P2" draw:layer="layout" svg:width="21.59cm" svg:height="3.175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OLPC FINAL PROJECTS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1">
              <text:list-item>
                <text:p text:style-name="P3"><text:span text:style-name="T2">What you will need to have besides code. Natch, there is much much more </text:span></text:p>
              </text:list-item>
              <text:list-item>
                <text:p text:style-name="P3"><text:span text:style-name="T2">; 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urse Grading Breakdown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Course Grading Breakdown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2"><text:tab/></text:span><text:span text:style-name="T2">Student Class Participation (inc. quizze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><text:span text:style-name="T2"><text:s/></text:span><text:span text:style-name="T3">= 20%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2"><text:tab/></text:span><text:span text:style-name="T2">Student Online Wiki &amp; FOSS Community </text:span><text:span text:style-name="T2"><text:tab/></text:span><text:span text:style-name="T2"><text:tab/></text:span><text:span text:style-name="T2">Participation = 20%</text:span></text:p>
                      </text:list-item>
                      <text:list-item>
                        <text:p text:style-name="P6"><text:span text:style-name="T2"><text:tab/></text:span><text:span text:style-name="T2">Team Peer Assessment = 20%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<text:tab/></text:span><text:span text:style-name="T4">Completed Project = 20%</text:span></text:p>
                      </text:list-item>
                      <text:list-item>
                        <text:p text:style-name="P7"><text:span text:style-name="T4"><text:s text:c="9"/></text:span><text:span text:style-name="T4">Final Presentation = 20%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 Completed Project should include the following as appropriate: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5">A Completed Project should include the following as appropriate: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8"><text:span text:style-name="T6"/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9"><text:span text:style-name="T7">1.</text:span><text:span text:style-name="T7"><text:tab/></text:span><text:span text:style-name="T8">Project Code</text:span></text:p>
                        <text:p text:style-name="P9"><text:span text:style-name="T7">2.</text:span><text:span text:style-name="T7"><text:tab/></text:span><text:span text:style-name="T8">User Documentation</text:span></text:p>
                        <text:p text:style-name="P9"><text:span text:style-name="T7">3.</text:span><text:span text:style-name="T7"><text:tab/></text:span><text:span text:style-name="T8">Milestone list with notes toward completion </text:span></text:p>
                        <text:p text:style-name="P9"><text:span text:style-name="T7">4.</text:span><text:span text:style-name="T7"><text:tab/></text:span><text:span text:style-name="T8">Weekly Meetings with Wes &amp; in class progress reports</text:span></text:p>
                        <text:p text:style-name="P9"><text:span text:style-name="T7">5.</text:span><text:span text:style-name="T7"><text:tab/></text:span><text:span text:style-name="T8">Github Repo (make links available for review)</text:span></text:p>
                        <text:p text:style-name="P9"><text:span text:style-name="T7">6.</text:span><text:span text:style-name="T7"><text:tab/></text:span><text:span text:style-name="T8">What form of copyright version will you use and why? <text:s/>+ </text:span><text:span text:style-name="T8"><text:tab/></text:span><text:span text:style-name="T8"><text:tab/></text:span><text:span text:style-name="T8">Completed license.</text:span></text:p>
                        <text:p text:style-name="P9"><text:span text:style-name="T7">7.</text:span><text:span text:style-name="T7"><text:tab/></text:span><text:span text:style-name="T8">Smoke Testing and/or User Testing results. </text:span></text:p>
                        <text:p text:style-name="P10"><text:span text:style-name="T8">8. <text:s text:c="5"/>If non-functional or incomplete a statement for subsequent </text:span><text:span text:style-name="T8"><text:tab/></text:span><text:span text:style-name="T8">hackers/programmers indicating what doesn’t work and what </text:span><text:span text:style-name="T8"><text:tab/></text:span><text:span text:style-name="T8">remains to be done.</text:span></text:p>
                        <text:p text:style-name="P10"><text:span text:style-name="T8">9. <text:s/>Possibly a bit more if I left out something vital. <text:s/>: )</text:span></text:p>
                      </text:list-header>
                    </text:list>
                  </text:list-item>
                </text:list>
              </text:list-item>
            </text:list>
            <text:list text:style-name="L5">
              <text:list-header>
                <text:p text:style-name="P10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Your Final Presentation should include:" draw:style-name="dp1" draw:master-page-name="Default" presentation:presentation-page-layout-name="AL1T0">
        <draw:frame presentation:style-name="pr1" draw:text-style-name="P12" draw:layer="layout" svg:width="21.59cm" svg:height="3.175cm" svg:x="1.905cm" svg:y="0.692cm" presentation:class="title" presentation:user-transformed="true">
          <draw:text-box>
            <text:list text:style-name="L1">
              <text:list-header>
                <text:p text:style-name="P11"><text:span text:style-name="T9">Final Presentations should include:</text:span></text:p>
              </text:list-header>
            </text:list>
          </draw:text-box>
        </draw:frame>
        <draw:frame presentation:style-name="pr5" draw:text-style-name="P13" draw:layer="layout" svg:width="21.59cm" svg:height="11.94cm" svg:x="1.905cm" svg:y="4.248cm" presentation:class="subtitle" presentation:user-transformed="true">
          <draw:text-box>
            <text:list text:style-name="L1">
              <text:list-item>
                <text:p text:style-name="P13"><text:span text:style-name="T10">1. <text:s/></text:span><text:span text:style-name="T10"><text:tab/></text:span><text:span text:style-name="T10">A working demo, either live or recorded.</text:span></text:p>
              </text:list-item>
              <text:list-item>
                <text:p text:style-name="P13"><text:span text:style-name="T10">2. <text:s/></text:span><text:span text:style-name="T10"><text:tab/></text:span><text:span text:style-name="T10">An explanation of the program/code you created.</text:span></text:p>
              </text:list-item>
              <text:list-item>
                <text:p text:style-name="P13"><text:span text:style-name="T10">3. <text:s/></text:span><text:span text:style-name="T10"><text:tab/></text:span><text:span text:style-name="T10">It's use in the classroom and out. <text:s/>A clear explanation of </text:span><text:span text:style-name="T10"><text:tab/></text:span><text:span text:style-name="T10">who will use it. <text:s/></text:span></text:p>
              </text:list-item>
              <text:list-item>
                <text:p text:style-name="P13"><text:span text:style-name="T10">4. </text:span><text:span text:style-name="T10"><text:tab/></text:span><text:span text:style-name="T10">What learning standards it addresses</text:span></text:p>
              </text:list-item>
              <text:list-item>
                <text:p text:style-name="P13"><text:span text:style-name="T10">5. <text:s/></text:span><text:span text:style-name="T10"><text:tab/></text:span><text:span text:style-name="T10">What issues you encountered.</text:span></text:p>
              </text:list-item>
            </text:list>
            <text:p text:style-name="P13"><text:span text:style-name="T10">6. <text:s/></text:span><text:span text:style-name="T10"><text:tab/></text:span><text:span text:style-name="T10">What remains to be done?</text:span></text:p>
            <text:p text:style-name="P14"><text:span text:style-name="T10">7. <text:s text:c="2"/></text:span><text:span text:style-name="T10"><text:tab/></text:span><text:span text:style-name="T10">Will you continue to work on this or not; if so in what </text:span><text:span text:style-name="T10"><text:tab/></text:span><text:span text:style-name="T10">capacity?</text:span></text:p>
            <text:p text:style-name="P14"><text:span text:style-name="T10">8. <text:s/></text:span><text:span text:style-name="T10"><text:tab/></text:span><text:span text:style-name="T10">A statement addressing what you are taking away from </text:span><text:span text:style-name="T10"><text:tab/></text:span><text:span text:style-name="T10">the project, i.e. “What have you learned Dorothy?” <text:s/>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uggestions for Final Presentation 1" draw:style-name="dp1" draw:master-page-name="Default" presentation:presentation-page-layout-name="AL1T0">
        <draw:frame presentation:style-name="pr1" draw:text-style-name="P16" draw:layer="layout" svg:width="21.59cm" svg:height="3.175cm" svg:x="1.905cm" svg:y="-0.308cm" presentation:class="title" presentation:user-transformed="true">
          <draw:text-box>
            <text:list text:style-name="L1">
              <text:list-header>
                <text:p text:style-name="P15"><text:span text:style-name="T11">Suggestions for Final Presentation</text:span></text:p>
              </text:list-header>
            </text:list>
          </draw:text-box>
        </draw:frame>
        <draw:frame presentation:style-name="pr5" draw:text-style-name="P17" draw:layer="layout" svg:width="21.59cm" svg:height="15.542cm" svg:x="1.905cm" svg:y="2.45cm" presentation:class="subtitle" presentation:user-transformed="true">
          <draw:text-box>
            <text:list text:style-name="L1">
              <text:list-header>
                <text:p text:style-name="P17"><text:span text:style-name="T12">1. <text:s/>Start getting this together at least 4 weeks before the </text:span></text:p>
              </text:list-header>
              <text:list-item>
                <text:p text:style-name="P17"><text:span text:style-name="T12"><text:s text:c="5"/></text:span><text:span text:style-name="T12">presentation date.</text:span></text:p>
              </text:list-item>
              <text:list-item>
                <text:p text:style-name="P17"><text:span text:style-name="T12">2. <text:s/>Do a Slide-deck and have detailed notes to work from.</text:span></text:p>
              </text:list-item>
              <text:list-item>
                <text:p text:style-name="P17"><text:span text:style-name="T12">3. <text:s/>Everyone in each group should take an equal part in the </text:span></text:p>
              </text:list-item>
              <text:list-item>
                <text:p text:style-name="P17"><text:span text:style-name="T12"><text:s text:c="5"/></text:span><text:span text:style-name="T12">presentation.</text:span></text:p>
              </text:list-item>
            </text:list>
            <text:p text:style-name="P17"><text:span text:style-name="T13">4. <text:s/>OLPC/Python/Linux User Group and other groups may be </text:span></text:p>
            <text:p text:style-name="P17"><text:span text:style-name="T13"><text:s text:c="5"/></text:span><text:span text:style-name="T13">in attendance SO assume we have no foreknowledge of </text:span></text:p>
            <text:p text:style-name="P17"><text:span text:style-name="T13"><text:s text:c="5"/></text:span><text:span text:style-name="T13">your work.</text:span></text:p>
            <text:p text:style-name="P17"><text:span text:style-name="T13">5. <text:s/>Rely on your ongoing documentation for your presentation, </text:span></text:p>
            <text:p text:style-name="P17"><text:span text:style-name="T13"><text:s text:c="5"/></text:span><text:span text:style-name="T13">do not assume that anyone has looked at your Wiki.</text:span></text:p>
            <text:p text:style-name="P18"><text:span text:style-name="T13">6. <text:s/>Read your text aloud &amp; do at least one dry run with your <text:s text:c="2"/></text:span></text:p>
            <text:p text:style-name="P18"><text:span text:style-name="T13"><text:s text:c="5"/></text:span><text:span text:style-name="T13">cohorts to practice. </text:span></text:p>
            <text:p text:style-name="P18"><text:span text:style-name="T12">7. <text:s/>Presentations should run 5-20 minutes.</text:span></text:p>
            <text:p text:style-name="P18"><text:span text:style-name="T12">8. <text:s/>If you catch yourself rambling, move-on.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Time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" fo:font-size="12pt" fo:font-style="normal" fo:text-shadow="none" style:text-underline-style="none" fo:font-weight="normal" style:font-name-asian="WenQuanYi Zen Hei Sharp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Times" fo:font-size="20pt" fo:language="en" fo:country="US" fo:font-style="normal" fo:text-shadow="none" style:text-underline-style="none" fo:font-weight="normal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Times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Time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Times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" fo:font-size="32pt" fo:font-style="normal" fo:text-shadow="none" style:text-underline-style="none" fo:font-weight="normal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" fo:font-size="44pt" fo:font-style="normal" fo:text-shadow="none" style:text-underline-style="none" fo:font-weight="normal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27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presentation:style-name="Mpr1" draw:layer="backgroundobjects" svg:width="5.292cm" svg:height="1.27cm" svg:x="1.905cm" svg:y="17.3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292cm" svg:height="1.27cm" svg:x="18.203cm" svg:y="17.35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LPC FINAL PROJECTS</dc:title>
    <meta:initial-creator>David Shein</meta:initial-creator>
    <meta:creation-date>2010-01-21T16:29:08</meta:creation-date>
    <dc:creator>David Shein</dc:creator>
    <dc:date>2010-01-24T17:22:15</dc:date>
    <meta:editing-cycles>2</meta:editing-cycles>
    <meta:editing-duration>P3DT53M7S</meta:editing-duration>
    <meta:generator>LibreOffice/4.1.0.1$Linux_X86_64 LibreOffice_project/410$Build-1</meta:generator>
    <meta:document-statistic meta:object-count="37"/>
  </office:meta>
</office:document-meta>
</file>